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officeooo:rsid="001662c1" officeooo:paragraph-rsid="001662c1"/>
    </style:style>
    <style:style style:name="P3" style:family="paragraph" style:parent-style-name="Standard">
      <style:paragraph-properties fo:line-height="150%"/>
      <style:text-properties officeooo:rsid="0019249f" officeooo:paragraph-rsid="0019249f"/>
    </style:style>
    <style:style style:name="P4" style:family="paragraph" style:parent-style-name="Standard" style:list-style-name="L1">
      <style:paragraph-properties fo:line-height="150%"/>
      <style:text-properties officeooo:paragraph-rsid="0011a8fd"/>
    </style:style>
    <style:style style:name="P5" style:family="paragraph" style:parent-style-name="Standard" style:list-style-name="L1">
      <style:paragraph-properties fo:line-height="150%"/>
      <style:text-properties officeooo:paragraph-rsid="00149513"/>
    </style:style>
    <style:style style:name="P6" style:family="paragraph" style:parent-style-name="Standard" style:list-style-name="L1">
      <style:paragraph-properties fo:line-height="150%"/>
      <style:text-properties officeooo:paragraph-rsid="0015077b"/>
    </style:style>
    <style:style style:name="P7" style:family="paragraph" style:parent-style-name="Standard" style:list-style-name="L1">
      <style:paragraph-properties fo:line-height="150%"/>
      <style:text-properties officeooo:rsid="001591aa" officeooo:paragraph-rsid="001591aa"/>
    </style:style>
    <style:style style:name="P8" style:family="paragraph" style:parent-style-name="Standard" style:list-style-name="L1">
      <style:paragraph-properties fo:line-height="150%"/>
      <style:text-properties officeooo:rsid="001662c1" officeooo:paragraph-rsid="001662c1"/>
    </style:style>
    <style:style style:name="P9" style:family="paragraph" style:parent-style-name="Standard" style:list-style-name="L2">
      <style:paragraph-properties fo:line-height="150%"/>
      <style:text-properties officeooo:rsid="0019249f" officeooo:paragraph-rsid="0019249f"/>
    </style:style>
    <style:style style:name="P10" style:family="paragraph" style:parent-style-name="Standard" style:list-style-name="L2">
      <style:paragraph-properties fo:line-height="150%"/>
      <style:text-properties officeooo:rsid="00199794" officeooo:paragraph-rsid="00199794"/>
    </style:style>
    <style:style style:name="P11" style:family="paragraph" style:parent-style-name="Standard" style:list-style-name="L2">
      <style:paragraph-properties fo:line-height="150%"/>
      <style:text-properties officeooo:rsid="001be0e6" officeooo:paragraph-rsid="001be0e6"/>
    </style:style>
    <style:style style:name="P12" style:family="paragraph" style:parent-style-name="Standard" style:list-style-name="L2">
      <style:paragraph-properties fo:line-height="150%"/>
      <style:text-properties officeooo:rsid="001d5142" officeooo:paragraph-rsid="001d5142"/>
    </style:style>
    <style:style style:name="P13" style:family="paragraph" style:parent-style-name="Standard" style:list-style-name="L2">
      <style:paragraph-properties fo:line-height="150%"/>
      <style:text-properties officeooo:rsid="001f2f01" officeooo:paragraph-rsid="001f2f01"/>
    </style:style>
    <style:style style:name="P14" style:family="paragraph" style:parent-style-name="Standard" style:list-style-name="L2">
      <style:paragraph-properties fo:line-height="150%"/>
      <style:text-properties officeooo:rsid="002080ff" officeooo:paragraph-rsid="002080ff"/>
    </style:style>
    <style:style style:name="P15" style:family="paragraph" style:parent-style-name="Standard" style:list-style-name="L2">
      <style:paragraph-properties fo:line-height="150%"/>
      <style:text-properties officeooo:rsid="00210a8e" officeooo:paragraph-rsid="00210a8e"/>
    </style:style>
    <style:style style:name="P16" style:family="paragraph" style:parent-style-name="Standard" style:list-style-name="L2">
      <style:paragraph-properties fo:line-height="150%"/>
      <style:text-properties officeooo:rsid="0022ae35" officeooo:paragraph-rsid="0022ae35"/>
    </style:style>
    <style:style style:name="P17" style:family="paragraph" style:parent-style-name="Standard" style:list-style-name="L2">
      <style:paragraph-properties fo:line-height="150%"/>
      <style:text-properties officeooo:rsid="00238e78" officeooo:paragraph-rsid="00238e78"/>
    </style:style>
    <style:style style:name="P18" style:family="paragraph" style:parent-style-name="Standard" style:list-style-name="L2">
      <style:paragraph-properties fo:line-height="150%"/>
      <style:text-properties officeooo:rsid="0024b6d1" officeooo:paragraph-rsid="0024b6d1"/>
    </style:style>
    <style:style style:name="P19" style:family="paragraph" style:parent-style-name="Standard" style:list-style-name="L2">
      <style:paragraph-properties fo:line-height="150%"/>
      <style:text-properties officeooo:rsid="0025b392" officeooo:paragraph-rsid="0025b392"/>
    </style:style>
    <style:style style:name="P20" style:family="paragraph" style:parent-style-name="Standard" style:list-style-name="L2">
      <style:paragraph-properties fo:line-height="150%"/>
      <style:text-properties officeooo:rsid="00273332" officeooo:paragraph-rsid="00273332"/>
    </style:style>
    <style:style style:name="T1" style:family="text">
      <style:text-properties officeooo:rsid="0011a8fd"/>
    </style:style>
    <style:style style:name="T2" style:family="text">
      <style:text-properties officeooo:rsid="0015077b"/>
    </style:style>
    <style:style style:name="T3" style:family="text">
      <style:text-properties officeooo:rsid="001591aa"/>
    </style:style>
    <style:style style:name="T4" style:family="text">
      <style:text-properties fo:background-color="#81d41a" loext:char-shading-value="0"/>
    </style:style>
    <style:style style:name="T5" style:family="text">
      <style:text-properties officeooo:rsid="0011a8fd" fo:background-color="#81d41a" loext:char-shading-value="0"/>
    </style:style>
    <style:style style:name="T6" style:family="text">
      <style:text-properties officeooo:rsid="00149513" fo:background-color="#81d41a" loext:char-shading-value="0"/>
    </style:style>
    <style:style style:name="T7" style:family="text">
      <style:text-properties officeooo:rsid="0015077b" fo:background-color="#81d41a" loext:char-shading-value="0"/>
    </style:style>
    <style:style style:name="T8" style:family="text">
      <style:text-properties officeooo:rsid="001f2f01"/>
    </style:style>
    <style:style style:name="T9" style:family="text">
      <style:text-properties officeooo:rsid="00210a8e"/>
    </style:style>
    <style:style style:name="T10" style:family="text">
      <style:text-properties officeooo:rsid="0022ae35"/>
    </style:style>
    <style:style style:name="T11" style:family="text">
      <style:text-properties officeooo:rsid="00238e78"/>
    </style:style>
    <style:style style:name="T12" style:family="text">
      <style:text-properties officeooo:rsid="0023a647"/>
    </style:style>
    <style:style style:name="T13" style:family="text">
      <style:text-properties officeooo:rsid="0027ed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economia de dados deveria ser criminalizada…</text:p>
      <text:p text:style-name="P1"/>
      <text:list xml:id="list570819831" text:style-name="L1">
        <text:list-item>
          <text:p text:style-name="P4"><text:span text:style-name="T1">Brasil é a</text:span>pontado como uma dos países mais preocupados com segurança em ambientes virtuais por empresas como a Unisys e F-Secure, </text:p>
        </text:list-item>
        <text:list-item>
          <text:p text:style-name="P4"><text:span text:style-name="T1">Contudo, </text:span>o <text:span text:style-name="T4">Brasil também possui</text:span>, paradoxalmente, <text:span text:style-name="T4">uma das populações menos afeitas a checar o que as empresas que coletam seus dados pessoa</text:span><text:span text:style-name="T5">is</text:span></text:p>
        </text:list-item>
        <text:list-item>
          <text:p text:style-name="P4">80% dos brasileiros se dizem dispostos a <text:span text:style-name="T4">trocar seus dados pessoais por algum benefício ou serviço</text:span><text:span text:style-name="T5">s</text:span></text:p>
        </text:list-item>
        <text:list-item>
          <text:p text:style-name="P4">A consultoria alemã Roland Berger lista o Brasil como o <text:span text:style-name="T4">quinto alvo favorito de ataques hackers a empresas. </text:span></text:p>
        </text:list-item>
        <text:list-item>
          <text:p text:style-name="P4">Entre 2020 e 2021, os <text:span text:style-name="T4">dados</text:span> de praticamente todos os brasileiros vivos (e de muitos dos falecidos) foram <text:span text:style-name="T4">vazados e comercializados na dark web</text:span></text:p>
        </text:list-item>
        <text:list-item>
          <text:p text:style-name="P5">Até aqui, estamos falando de <text:span text:style-name="T4">criminosos e empresas descuidadas</text:span>. </text:p>
        </text:list-item>
        <text:list-item>
          <text:p text:style-name="P5">Os <text:span text:style-name="T4">verdadeiros vilões</text:span> da chamada economia de dados, porém, são as <text:span text:style-name="T4">grandes empresas de tecnologia do Vale do Silício</text:span>: Google, Microsoft, Twitter, Apple e Facebook praticamente vivem de <text:span text:style-name="T4">coletar e vender informações pessoais de seus clientes/usuários</text:span>.</text:p>
        </text:list-item>
        <text:list-item>
          <text:p text:style-name="P4"><text:span text:style-name="T4">Pressionadas pelos governos e cada vez mais reguladas</text:span>, as big techs anunciam aos quatro ventos investimentos monstruosos em segurança e garantias de preservação da privacidade de quem usa seus serviços.</text:p>
        </text:list-item>
        <text:list-item>
          <text:p text:style-name="P4"><text:span text:style-name="T4">O aplicativo monitora tudo que o usuário posta, sua localização, seus hábitos de consumo e até o que faz em outros aplicativos</text:span>.</text:p>
        </text:list-item>
        <text:list-item>
          <text:p text:style-name="P4"><text:span text:style-name="T6">L</text:span><text:span text:style-name="T4">ivro Privacidade é Poder</text:span>, de Carissa Véliz, da Universidade de Oxford na Inglaterra.</text:p>
        </text:list-item>
        <text:list-item>
          <text:p text:style-name="P4">ideia de que estas empresas, que criaram um aparato de <text:span text:style-name="T4">vigilância que monitora seus usuários 24 horas por dia e em qualquer localidade</text:span>, ameaçam os direitos humanos, a economia global e a própria estabilidade da democracia nos países onde ainda não são reguladas.</text:p>
        </text:list-item>
        <text:list-item>
          <text:p text:style-name="P6">“Quando nossas <text:span text:style-name="T4">informações pessoais se tornam commodities</text:span>, ou seja, quando elas se tornam coisas que qualquer um pode comprar e vender, <text:span text:style-name="T4">seres humanos se tornam o produto</text:span>, <text:span text:style-name="T4">o recurso a ser explorado</text:span>.”</text:p>
        </text:list-item>
        <text:list-item>
          <text:p text:style-name="P6">“Podemos argumentar que a história dos direitos é a história do reconhecimento de que as <text:span text:style-name="T4">pessoas não são recursos a serem explorados, mas indivíduos merecedores do nosso respeito</text:span>.”</text:p>
        </text:list-item>
        <text:list-item>
          <text:p text:style-name="P6">“A <text:span text:style-name="T4">dificuldade em proteger nossa privacidade</text:span> expõe um número de <text:span text:style-name="T4">riscos e danos</text:span>: da <text:span text:style-name="T4">discriminaçã</text:span><text:span text:style-name="T7">o à humilhação pública, extorsão, riscos à segurança nacional e perigos à integridade da nossa democracia</text:span><text:span text:style-name="T2">.</text:span></text:p>
        </text:list-item>
        <text:list-item>
          <text:p text:style-name="P6"><text:soft-page-break/><text:span text:style-name="T3">Deve-se </text:span><text:span text:style-name="T4">melhorar os padrões da cibersegurança</text:span>. De forma mais genérica, <text:span text:style-name="T4">leis baseadas em</text:span> <text:span text:style-name="T4">ideias sobre ética</text:span>, sobre o tipo de sociedade na qual gostaríamos de viver.</text:p>
        </text:list-item>
        <text:list-item>
          <text:p text:style-name="P7">Ideias base para criar o tipo certo de lei:</text:p>
          <text:list>
            <text:list-item>
              <text:p text:style-name="P7">Primeiro, o monitoramento, a vigilância, não é moralmente neutro. Tecnologia de vigilância levam a sociedade de controle, que levam à diminuição da liberdade e a erosão da democracia. </text:p>
            </text:list-item>
            <text:list-item>
              <text:p text:style-name="P7">Segundo, dados pessoais são um ativo tóxico e deveriam ser tratados com este entendimento: eles envenenam indivíduos e sociedades ao nos exporem ao risco. </text:p>
            </text:list-item>
            <text:list-item>
              <text:p text:style-name="P7">Terceiro, <text:span text:style-name="T4">privacidade é um empreendimento coletivo, não uma preferência individual.</text:span> Sua informação pessoal contém dados sobre outras pessoas e pode ser usada contra outras pessoas, então privacidade não é apenas sobre você. </text:p>
            </text:list-item>
            <text:list-item>
              <text:p text:style-name="P7">Quarto, <text:span text:style-name="T4">dados não são só uma forma de conseguir dinheiro, eles concedem poder.</text:span> Quem quer que esteja de posse dos dados na era digital também terá o poder, então <text:span text:style-name="T4">não podemos permitir que as grandes corporações ou que o governo tenha tudo, ou vamos perder poderes como cidadãos.</text:span></text:p>
            </text:list-item>
          </text:list>
        </text:list-item>
        <text:list-item>
          <text:p text:style-name="P8">Resposta <text:s/>no <text:span text:style-name="T4">campo legislativo</text:span>, para <text:span text:style-name="T4">limitar o potencial destrutivo de redes</text:span> como o Facebook</text:p>
          <text:list>
            <text:list-item>
              <text:p text:style-name="P8">Da mesma forma que nós regulamos grandes indústrias no passado. Das ferrovias ao petróleo, carros, aeronaves, alimentos, finanças e drogas. Big tech não é diferente. Certamente não é mais complexa do que o sistema financeiro. <text:span text:style-name="T4">Nós temos que nos certificar que não estamos incentivando e permitindo modelos de negócios que causem danos à sociedade.</text:span> <text:span text:style-name="T4">A economia das informações privadas tem um modelo de negócios que depende da violação massiva e sistemática dos direitos à privacidade, e ele deveria ser criminalizado, tornado ilegal</text:span>. Uma vantagem que nós temos é não estarmos sozinhos. Os Estados Unidos tiveram que regular os negócios dos Rockefeller por conta própria. Hoje, existem muitos países que querem regular as grandes empresas de tecnologia. Nós podemos unir forças.</text:p>
            </text:list-item>
          </text:list>
        </text:list-item>
        <text:list-item>
          <text:p text:style-name="P8">A ação individual vai brecar o comportamento antiético dos governos e das Big Techs? Claro que não. Nós <text:span text:style-name="T4">precisamos de regulação</text:span> e não há nenhuma solução que não passe por isso. Ação individual pode ajudar e é imprescindível para pressionar governos a regular as Gigantes do Vale do Silício? Sim. Da mesma forma, a ação de indivíduos pode rapidamente se tornar uma ação coletiva quando há bilhões de pessoas por todo o mundo que estão cansadas de serem abusadas por estas grandes empresas. Por meio da resistência à vigilância, você pode proteger sua própria privacidade, a dos seus vizinhos</text:p>
        </text:list-item>
      </text:list>
      <text:p text:style-name="P2"/>
      <text:p text:style-name="P3"><text:soft-page-break/>ANOTAÇÕES:</text:p>
      <text:p text:style-name="P3"/>
      <text:list xml:id="list4127361388" text:style-name="L2">
        <text:list-item>
          <text:p text:style-name="P9">Documentário: “O dilema das redes sociais”</text:p>
          <text:list>
            <text:list-item>
              <text:p text:style-name="P11">Conversa com pessoas importantes da tecnologia que trabalharam nas grandes empresas do Vale do Silício</text:p>
            </text:list-item>
            <text:list-item>
              <text:p text:style-name="P11">Revelam a criação de um sistema que “tem sede” pelos dados e atenção dos usuários, manipulando-os para que fiquem o maior tempo possível nas redes</text:p>
            </text:list-item>
            <text:list-item>
              <text:p text:style-name="P12">Sofisticação das fake news <text:span text:style-name="T8">(epidemia)</text:span>; ataques cibernéticos</text:p>
              <text:list>
                <text:list-item>
                  <text:p text:style-name="P17">destruição da humanidade pela ignorância</text:p>
                </text:list-item>
              </text:list>
            </text:list-item>
            <text:list-item>
              <text:p text:style-name="P13">Promoção de guerras → ferramentas estão desequilibrando a sociedade</text:p>
            </text:list-item>
            <text:list-item>
              <text:p text:style-name="P13">Problema da indústria da tecnologia</text:p>
            </text:list-item>
            <text:list-item>
              <text:p text:style-name="P12">Dismorfia do Snapchat</text:p>
            </text:list-item>
            <text:list-item>
              <text:p text:style-name="P12">Prejuízo à saúde mental</text:p>
              <text:list>
                <text:list-item>
                  <text:p text:style-name="P16">receber aprovação social</text:p>
                </text:list-item>
              </text:list>
            </text:list-item>
            <text:list-item>
              <text:p text:style-name="P13">Trista<text:span text:style-name="T13">n Harris</text:span> – ex-designer ético do Google</text:p>
            </text:list-item>
            <text:list-item>
              <text:p text:style-name="P13">Modelo de negócio</text:p>
            </text:list-item>
            <text:list-item>
              <text:p text:style-name="P13">Sofisticação das ferramentas para viciar os usuários</text:p>
            </text:list-item>
            <text:list-item>
              <text:p text:style-name="P14">Competição por atenção</text:p>
            </text:list-item>
            <text:list-item>
              <text:p text:style-name="P14">“O quanto de sua vida a convencemos a nos dar?”</text:p>
            </text:list-item>
            <text:list-item>
              <text:p text:style-name="P14">“Sites da internet não são gratuitos; são pagos por anunciantes, e estes pagam em troca de <text:s/>mostrar os anúncios para nós. Nossa atenção é vendida para os anunciantes.”</text:p>
            </text:list-item>
            <text:list-item>
              <text:p text:style-name="P14">Mudar o que você faz, o que pensa, como você é (gradativamente)</text:p>
            </text:list-item>
            <text:list-item>
              <text:p text:style-name="P14">Shoshana Zuboff, PhD</text:p>
              <text:list>
                <text:list-item>
                  <text:p text:style-name="P14">The Age of Surveillance Capitalism</text:p>
                </text:list-item>
                <text:list-item>
                  <text:p text:style-name="P14">Professor Emeritus - Harvard</text:p>
                </text:list-item>
                <text:list-item>
                  <text:p text:style-name="P14">Vendem a certeza → para isso, precisam de muitos dados </text:p>
                  <text:list>
                    <text:list-item>
                      <text:p text:style-name="P14">Garantia de que o anúncio publicado será bem sucedido → esse é o negócio</text:p>
                    </text:list-item>
                  </text:list>
                </text:list-item>
                <text:list-item>
                  <text:p text:style-name="P14">É <text:span text:style-name="T9">um novo tipo de mercado, que negocia exclusivamente o futuro do ser humano</text:span></text:p>
                </text:list-item>
                <text:list-item>
                  <text:p text:style-name="P14">“<text:span text:style-name="T10">O Facebook fez algo chamado experimento de contágio em larga escala. Como podemos usar sugestões subliminares no Facebook para convencer mais pessoas a ir votar nas eleições? (…) Uma das conclusões: é possível afetar emoções e comportamentos no mundo real sem que os usuários sequer tenham consciência”</text:span></text:p>
                </text:list-item>
                <text:list-item>
                  <text:p text:style-name="P14">“<text:span text:style-name="T12">Esses mercados são um ataque à democracia e à liberdade e deveriam ser proibidos. Não é uma proposta radical. Já proibimos outros mercados (como o mercado de escravos humanos). Proibimos por que há consequências destrutivas inevitáveis.”</text:span></text:p>
                </text:list-item>
              </text:list>
            </text:list-item>
            <text:list-item>
              <text:p text:style-name="P14"><text:soft-page-break/>Tristan <text:span text:style-name="T13">Harris</text:span> → “muitos chamam de capitalismo da vigilância”</text:p>
              <text:list>
                <text:list-item>
                  <text:p text:style-name="P15">“O capitalismo obtendo lucro pelo rastreamento infinito do que cada pessoa faz, monitoradas por empresas de tecnologia”</text:p>
                </text:list-item>
                <text:list-item>
                  <text:p text:style-name="P15">Modelo de negócio: a garantia de que os anunciantes terão o máximo de sucesso </text:p>
                </text:list-item>
                <text:list-item>
                  <text:p text:style-name="P16">Aplicativos não são ferramentas, pois elas exigem coisas de você, seduzindo e manipulando</text:p>
                </text:list-item>
                <text:list-item>
                  <text:p text:style-name="P17">Capacidade da tecnologia trazer o pior da sociedade, e esta é uma ameaça existencial.</text:p>
                </text:list-item>
              </text:list>
            </text:list-item>
            <text:list-item>
              <text:p text:style-name="P15">Manipulação da comunicação e da cultura</text:p>
            </text:list-item>
            <text:list-item>
              <text:p text:style-name="P15">Vulnerabilidade das mentes</text:p>
              <text:list>
                <text:list-item>
                  <text:p text:style-name="P15">tornar a tecnologia mais persuasiva</text:p>
                </text:list-item>
              </text:list>
            </text:list-item>
            <text:list-item>
              <text:p text:style-name="P15">“<text:span text:style-name="T11">O problema é não ter regulamentação, regras e concorrência. As empresas estão agindo como se fossem governos; ‘Estamos criando nossa regulamentação’”</text:span></text:p>
            </text:list-item>
            <text:list-item>
              <text:p text:style-name="P17">Lei que regule a privacidade digital</text:p>
            </text:list-item>
            <text:list-item>
              <text:p text:style-name="P18">Posts que causam mais atritos geram maior movimentação do conteúdo, maior engajamento</text:p>
            </text:list-item>
            <text:list-item>
              <text:p text:style-name="P19">Polêmica das mudanças climáticas: consenso de confrontar as alterações climáticas na comunidade científica. Porém, há um grupo que será afetado – os que detêm o poder e que serão afetados por essas alterações.</text:p>
            </text:list-item>
            <text:list-item>
              <text:p text:style-name="P20">Promover a conexão sem manipulação</text:p>
            </text:list-item>
          </text:list>
        </text:list-item>
        <text:list-item>
          <text:p text:style-name="P9">PL 2630: PL da Fake News; PL da Censura</text:p>
        </text:list-item>
        <text:list-item>
          <text:p text:style-name="P10">Livro Privacidade é Poder</text:p>
        </text:list-item>
        <text:list-item>
          <text:p text:style-name="P13">Constituição → artigo que fala de privacida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20:28:13.634220676</meta:creation-date>
    <dc:date>2023-08-12T20:03:41.348452206</dc:date>
    <meta:editing-duration>PT6H42M53S</meta:editing-duration>
    <meta:editing-cycles>10</meta:editing-cycles>
    <meta:generator>LibreOffice/7.3.6.2$Linux_X86_64 LibreOffice_project/30$Build-2</meta:generator>
    <meta:document-statistic meta:table-count="0" meta:image-count="0" meta:object-count="0" meta:page-count="4" meta:paragraph-count="66" meta:word-count="1277" meta:character-count="7760" meta:non-whitespace-character-count="6601"/>
  </office:meta>
</office:document-meta>
</file>